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Jamrul" fo:font-size="18pt" style:font-size-asian="18pt" style:font-size-complex="18pt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Jamru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Jamru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Jamru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Jamru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Jamru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Jamru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amrul" fo:font-size="18pt" style:font-size-asian="18pt" style:font-size-complex="18pt"/>
    </style:style>
    <style:style style:name="ce14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use-window-font-color="true" style:text-outline="false" style:text-line-through-style="none" style:text-line-through-type="none" style:font-name="Jamru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ddddd" style:text-align-source="fix" style:repeat-content="false" fo:wrap-option="no-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Jamru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_data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7"/>
        <table:table-column table:style-name="co1" table:default-cell-style-name="ce11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7"/>
        <table:table-column table:style-name="co1" table:default-cell-style-name="ce11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7"/>
        <table:table-column table:style-name="co1" table:default-cell-style-name="ce11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7"/>
        <table:table-column table:style-name="co1" table:default-cell-style-name="ce11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 table:number-columns-spanned="4" table:number-rows-spanned="2">
            <text:p>MS400</text:p>
          </table:table-cell>
          <table:covered-table-cell table:number-columns-repeated="2" table:style-name="ce5"/>
          <table:covered-table-cell table:style-name="ce9"/>
          <table:table-cell/>
          <table:table-cell table:style-name="ce1" office:value-type="string" calcext:value-type="string" table:number-columns-spanned="4" table:number-rows-spanned="2">
            <text:p>MS800</text:p>
          </table:table-cell>
          <table:covered-table-cell table:number-columns-repeated="3" table:style-name="ce13"/>
          <table:table-cell table:style-name="ce13"/>
          <table:table-cell table:style-name="ce1" office:value-type="string" calcext:value-type="string" table:number-columns-spanned="4" table:number-rows-spanned="2">
            <text:p>MS1600</text:p>
          </table:table-cell>
          <table:covered-table-cell table:number-columns-repeated="3" table:style-name="ce13"/>
          <table:table-cell table:style-name="ce13"/>
          <table:table-cell table:style-name="ce1" office:value-type="string" calcext:value-type="string" table:number-columns-spanned="4" table:number-rows-spanned="2">
            <text:p>MS3200</text:p>
          </table:table-cell>
          <table:covered-table-cell table:number-columns-repeated="3" table:style-name="ce13"/>
        </table:table-row>
        <table:table-row table:style-name="ro3">
          <table:table-cell/>
          <table:covered-table-cell table:style-name="ce2"/>
          <table:covered-table-cell table:number-columns-repeated="2" table:style-name="ce6"/>
          <table:covered-table-cell table:style-name="ce10"/>
          <table:table-cell/>
          <table:covered-table-cell table:number-columns-repeated="4" table:style-name="ce13"/>
          <table:table-cell table:style-name="ce13"/>
          <table:covered-table-cell table:number-columns-repeated="4" table:style-name="ce13"/>
          <table:table-cell table:style-name="ce13"/>
          <table:covered-table-cell table:number-columns-repeated="4" table:style-name="ce13"/>
        </table:table-row>
        <table:table-row table:style-name="ro4">
          <table:table-cell/>
          <table:table-cell table:style-name="ce3" office:value-type="string" calcext:value-type="string">
            <text:p>MS400-01</text:p>
          </table:table-cell>
          <table:table-cell table:style-name="ce3" office:value-type="string" calcext:value-type="string">
            <text:p>75°</text:p>
          </table:table-cell>
          <table:table-cell table:style-name="ce3" office:value-type="string" calcext:value-type="string">
            <text:p>150°</text:p>
          </table:table-cell>
          <table:table-cell table:style-name="ce3" office:value-type="string" calcext:value-type="string">
            <text:p>225°</text:p>
          </table:table-cell>
          <table:table-cell/>
          <table:table-cell table:style-name="ce3" office:value-type="string" calcext:value-type="string">
            <text:p>MS800-01</text:p>
          </table:table-cell>
          <table:table-cell table:style-name="ce3" office:value-type="string" calcext:value-type="string">
            <text:p>75°</text:p>
          </table:table-cell>
          <table:table-cell table:style-name="ce3" office:value-type="string" calcext:value-type="string">
            <text:p>150°</text:p>
          </table:table-cell>
          <table:table-cell table:style-name="ce3" office:value-type="string" calcext:value-type="string">
            <text:p>225°</text:p>
          </table:table-cell>
          <table:table-cell/>
          <table:table-cell table:style-name="ce3" office:value-type="string" calcext:value-type="string">
            <text:p>MS1600-01</text:p>
          </table:table-cell>
          <table:table-cell table:style-name="ce3" office:value-type="string" calcext:value-type="string">
            <text:p>75°</text:p>
          </table:table-cell>
          <table:table-cell table:style-name="ce3" office:value-type="string" calcext:value-type="string">
            <text:p>150°</text:p>
          </table:table-cell>
          <table:table-cell table:style-name="ce3" office:value-type="string" calcext:value-type="string">
            <text:p>225°</text:p>
          </table:table-cell>
          <table:table-cell/>
          <table:table-cell table:style-name="ce3" office:value-type="string" calcext:value-type="string">
            <text:p>MS3200-01</text:p>
          </table:table-cell>
          <table:table-cell table:style-name="ce3" office:value-type="string" calcext:value-type="string">
            <text:p>75°</text:p>
          </table:table-cell>
          <table:table-cell table:style-name="ce3" office:value-type="string" calcext:value-type="string">
            <text:p>150°</text:p>
          </table:table-cell>
          <table:table-cell table:style-name="ce3" office:value-type="string" calcext:value-type="string">
            <text:p>225°</text:p>
          </table:table-cell>
        </table:table-row>
        <table:table-row table:style-name="ro4"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-46" calcext:value-type="float">
            <text:p>-46</text:p>
          </table:table-cell>
          <table:table-cell office:value-type="float" office:value="-32" calcext:value-type="float">
            <text:p>-32</text:p>
          </table:table-cell>
          <table:table-cell office:value-type="float" office:value="-51" calcext:value-type="float">
            <text:p>-51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table:number-columns-repeated="2"/>
          <table:table-cell office:value-type="float" office:value="-47" calcext:value-type="float">
            <text:p>-47</text:p>
          </table:table-cell>
          <table:table-cell office:value-type="float" office:value="-34" calcext:value-type="float">
            <text:p>-34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4">
          <table:table-cell table:number-columns-repeated="2"/>
          <table:table-cell office:value-type="float" office:value="-46" calcext:value-type="float">
            <text:p>-46</text:p>
          </table:table-cell>
          <table:table-cell office:value-type="float" office:value="-36" calcext:value-type="float">
            <text:p>-36</text:p>
          </table:table-cell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/>
          <table:table-cell table:style-name="ce3" office:value-type="float" office:value="30" calcext:value-type="float">
            <text:p>30</text:p>
          </table:table-cell>
          <table:table-cell office:value-type="float" office:value="-44" calcext:value-type="float">
            <text:p>-44</text:p>
          </table:table-cell>
          <table:table-cell office:value-type="float" office:value="-35" calcext:value-type="float">
            <text:p>-35</text:p>
          </table:table-cell>
          <table:table-cell office:value-type="float" office:value="-52" calcext:value-type="float">
            <text:p>-5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4">
          <table:table-cell table:number-columns-repeated="2"/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52" calcext:value-type="float">
            <text:p>-5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table:number-columns-repeated="2"/>
          <table:table-cell office:value-type="float" office:value="-43" calcext:value-type="float">
            <text:p>-43</text:p>
          </table:table-cell>
          <table:table-cell office:value-type="float" office:value="-38" calcext:value-type="float">
            <text:p>-38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/>
          <table:table-cell table:style-name="ce3" office:value-type="float" office:value="60" calcext:value-type="float">
            <text:p>60</text:p>
          </table:table-cell>
          <table:table-cell office:value-type="float" office:value="-44" calcext:value-type="float">
            <text:p>-44</text:p>
          </table:table-cell>
          <table:table-cell office:value-type="float" office:value="-41" calcext:value-type="float">
            <text:p>-41</text:p>
          </table:table-cell>
          <table:table-cell office:value-type="float" office:value="-55" calcext:value-type="float">
            <text:p>-55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table:number-columns-repeated="2"/>
          <table:table-cell table:number-columns-repeated="2" office:value-type="float" office:value="-41" calcext:value-type="float">
            <text:p>-41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table:number-columns-repeated="2"/>
          <table:table-cell office:value-type="float" office:value="-40" calcext:value-type="float">
            <text:p>-40</text:p>
          </table:table-cell>
          <table:table-cell office:value-type="float" office:value="-44" calcext:value-type="float">
            <text:p>-44</text:p>
          </table:table-cell>
          <table:table-cell office:value-type="float" office:value="-59" calcext:value-type="float">
            <text:p>-59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3" office:value-type="float" office:value="120" calcext:value-type="float">
            <text:p>120</text:p>
          </table:table-cell>
          <table:table-cell office:value-type="float" office:value="-37" calcext:value-type="float">
            <text:p>-37</text:p>
          </table:table-cell>
          <table:table-cell office:value-type="float" office:value="-45" calcext:value-type="float">
            <text:p>-45</text:p>
          </table:table-cell>
          <table:table-cell office:value-type="float" office:value="-56" calcext:value-type="float">
            <text:p>-56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</table:table-row>
        <table:table-row table:style-name="ro2"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45" calcext:value-type="float">
            <text:p>-45</text:p>
          </table:table-cell>
          <table:table-cell office:value-type="float" office:value="-58" calcext:value-type="float">
            <text:p>-5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</table:table-row>
        <table:table-row table:style-name="ro4">
          <table:table-cell table:number-columns-repeated="2"/>
          <table:table-cell office:value-type="float" office:value="-34" calcext:value-type="float">
            <text:p>-34</text:p>
          </table:table-cell>
          <table:table-cell office:value-type="float" office:value="-45" calcext:value-type="float">
            <text:p>-45</text:p>
          </table:table-cell>
          <table:table-cell office:value-type="float" office:value="-56" calcext:value-type="float">
            <text:p>-56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</table:table-row>
        <table:table-row table:style-name="ro4">
          <table:table-cell/>
          <table:table-cell table:style-name="ce3" office:value-type="string" calcext:value-type="string">
            <text:p>MS400-02</text:p>
          </table:table-cell>
          <table:table-cell table:style-name="ce3" office:value-type="string" calcext:value-type="string">
            <text:p>75°</text:p>
          </table:table-cell>
          <table:table-cell table:style-name="ce3" office:value-type="string" calcext:value-type="string">
            <text:p>150°</text:p>
          </table:table-cell>
          <table:table-cell table:style-name="ce3" office:value-type="string" calcext:value-type="string">
            <text:p>225°</text:p>
          </table:table-cell>
          <table:table-cell/>
          <table:table-cell table:style-name="ce3" office:value-type="string" calcext:value-type="string">
            <text:p>MS800-02</text:p>
          </table:table-cell>
          <table:table-cell table:style-name="ce3" office:value-type="string" calcext:value-type="string">
            <text:p>75°</text:p>
          </table:table-cell>
          <table:table-cell table:style-name="ce3" office:value-type="string" calcext:value-type="string">
            <text:p>150°</text:p>
          </table:table-cell>
          <table:table-cell table:style-name="ce3" office:value-type="string" calcext:value-type="string">
            <text:p>225°</text:p>
          </table:table-cell>
          <table:table-cell/>
          <table:table-cell table:style-name="ce3" office:value-type="string" calcext:value-type="string">
            <text:p>MS1600-02</text:p>
          </table:table-cell>
          <table:table-cell table:style-name="ce3" office:value-type="string" calcext:value-type="string">
            <text:p>75°</text:p>
          </table:table-cell>
          <table:table-cell table:style-name="ce3" office:value-type="string" calcext:value-type="string">
            <text:p>150°</text:p>
          </table:table-cell>
          <table:table-cell table:style-name="ce3" office:value-type="string" calcext:value-type="string">
            <text:p>225°</text:p>
          </table:table-cell>
          <table:table-cell/>
          <table:table-cell table:style-name="ce3" office:value-type="string" calcext:value-type="string">
            <text:p>MS3200-02</text:p>
          </table:table-cell>
          <table:table-cell table:style-name="ce3" office:value-type="string" calcext:value-type="string">
            <text:p>75°</text:p>
          </table:table-cell>
          <table:table-cell table:style-name="ce3" office:value-type="string" calcext:value-type="string">
            <text:p>150°</text:p>
          </table:table-cell>
          <table:table-cell table:style-name="ce3" office:value-type="string" calcext:value-type="string">
            <text:p>225°</text:p>
          </table:table-cell>
        </table:table-row>
        <table:table-row table:style-name="ro4"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</table:table-row>
        <table:table-row table:style-name="ro4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/>
          <table:table-cell table:style-name="ce3" office:value-type="float" office:value="30" calcext:value-type="float">
            <text:p>30</text:p>
          </table:table-cell>
          <table:table-cell office:value-type="float" office:value="-58" calcext:value-type="float">
            <text:p>-58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4">
          <table:table-cell table:number-columns-repeated="2"/>
          <table:table-cell office:value-type="float" office:value="-56" calcext:value-type="float">
            <text:p>-56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4">
          <table:table-cell table:number-columns-repeated="2"/>
          <table:table-cell office:value-type="float" office:value="-61" calcext:value-type="float">
            <text:p>-61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</table:table-row>
        <table:table-row table:style-name="ro4">
          <table:table-cell/>
          <table:table-cell table:style-name="ce3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</table:table-row>
        <table:table-row table:style-name="ro4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</table:table-row>
        <table:table-row table:style-name="ro4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</table:table-row>
        <table:table-row table:style-name="ro4">
          <table:table-cell/>
          <table:table-cell table:style-name="ce3" office:value-type="float" office:value="120" calcext:value-type="float">
            <text:p>120</text:p>
          </table:table-cell>
          <table:table-cell office:value-type="float" office:value="-23" calcext:value-type="float">
            <text:p>-23</text:p>
          </table:table-cell>
          <table:table-cell office:value-type="float" office:value="-37" calcext:value-type="float">
            <text:p>-37</text:p>
          </table:table-cell>
          <table:table-cell office:value-type="float" office:value="-14" calcext:value-type="float">
            <text:p>-14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38" calcext:value-type="float">
            <text:p>-38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</table:table-row>
        <table:table-row table:style-name="ro4"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table:style-name="ce14"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</table:table-row>
        <table:table-row table:style-name="ro4">
          <table:table-cell/>
          <table:table-cell table:style-name="ce3" office:value-type="string" calcext:value-type="string">
            <text:p>MS400-03</text:p>
          </table:table-cell>
          <table:table-cell table:style-name="ce3" office:value-type="string" calcext:value-type="string">
            <text:p>75°</text:p>
          </table:table-cell>
          <table:table-cell table:style-name="ce3" office:value-type="string" calcext:value-type="string">
            <text:p>150°</text:p>
          </table:table-cell>
          <table:table-cell table:style-name="ce3" office:value-type="string" calcext:value-type="string">
            <text:p>225°</text:p>
          </table:table-cell>
          <table:table-cell/>
          <table:table-cell table:style-name="ce3" office:value-type="string" calcext:value-type="string">
            <text:p>MS800-03</text:p>
          </table:table-cell>
          <table:table-cell table:style-name="ce3" office:value-type="string" calcext:value-type="string">
            <text:p>75°</text:p>
          </table:table-cell>
          <table:table-cell table:style-name="ce3" office:value-type="string" calcext:value-type="string">
            <text:p>150°</text:p>
          </table:table-cell>
          <table:table-cell table:style-name="ce3" office:value-type="string" calcext:value-type="string">
            <text:p>225°</text:p>
          </table:table-cell>
          <table:table-cell/>
          <table:table-cell table:style-name="ce3" office:value-type="string" calcext:value-type="string">
            <text:p>MS1600-03</text:p>
          </table:table-cell>
          <table:table-cell table:style-name="ce15" office:value-type="string" calcext:value-type="string">
            <text:p>75°</text:p>
          </table:table-cell>
          <table:table-cell table:style-name="ce3" office:value-type="string" calcext:value-type="string">
            <text:p>150°</text:p>
          </table:table-cell>
          <table:table-cell table:style-name="ce3" office:value-type="string" calcext:value-type="string">
            <text:p>225°</text:p>
          </table:table-cell>
          <table:table-cell/>
          <table:table-cell table:style-name="ce3" office:value-type="string" calcext:value-type="string">
            <text:p>MS3200-03</text:p>
          </table:table-cell>
          <table:table-cell table:style-name="ce3" office:value-type="string" calcext:value-type="string">
            <text:p>75°</text:p>
          </table:table-cell>
          <table:table-cell table:style-name="ce3" office:value-type="string" calcext:value-type="string">
            <text:p>150°</text:p>
          </table:table-cell>
          <table:table-cell table:style-name="ce3" office:value-type="string" calcext:value-type="string">
            <text:p>225°</text:p>
          </table:table-cell>
        </table:table-row>
        <table:table-row table:style-name="ro4"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-26" calcext:value-type="float">
            <text:p>-26</text:p>
          </table:table-cell>
          <table:table-cell office:value-type="float" office:value="-19" calcext:value-type="float">
            <text:p>-19</text:p>
          </table:table-cell>
          <table:table-cell office:value-type="float" office:value="-27" calcext:value-type="float">
            <text:p>-27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-38" calcext:value-type="float">
            <text:p>-38</text:p>
          </table:table-cell>
          <table:table-cell office:value-type="float" office:value="-46" calcext:value-type="float">
            <text:p>-46</text:p>
          </table:table-cell>
          <table:table-cell office:value-type="float" office:value="-37" calcext:value-type="float">
            <text:p>-37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-38" calcext:value-type="float">
            <text:p>-38</text:p>
          </table:table-cell>
          <table:table-cell office:value-type="float" office:value="-18" calcext:value-type="float">
            <text:p>-18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-39" calcext:value-type="float">
            <text:p>-39</text:p>
          </table:table-cell>
          <table:table-cell office:value-type="float" office:value="-48" calcext:value-type="float">
            <text:p>-48</text:p>
          </table:table-cell>
          <table:table-cell office:value-type="float" office:value="-44" calcext:value-type="float">
            <text:p>-44</text:p>
          </table:table-cell>
        </table:table-row>
        <table:table-row table:style-name="ro4">
          <table:table-cell table:number-columns-repeated="2"/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</table:table-row>
        <table:table-row table:style-name="ro4"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16" calcext:value-type="float">
            <text:p>-16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-25" calcext:value-type="float">
            <text:p>-25</text:p>
          </table:table-cell>
          <table:table-cell office:value-type="float" office:value="-11" calcext:value-type="float">
            <text:p>-11</text:p>
          </table:table-cell>
          <table:table-cell table:number-columns-repeated="2"/>
          <table:table-cell office:value-type="float" office:value="-38" calcext:value-type="float">
            <text:p>-38</text:p>
          </table:table-cell>
          <table:table-cell office:value-type="float" office:value="-34" calcext:value-type="float">
            <text:p>-34</text:p>
          </table:table-cell>
          <table:table-cell office:value-type="float" office:value="-22" calcext:value-type="float">
            <text:p>-22</text:p>
          </table:table-cell>
        </table:table-row>
        <table:table-row table:style-name="ro4">
          <table:table-cell/>
          <table:table-cell table:style-name="ce3" office:value-type="float" office:value="30" calcext:value-type="float">
            <text:p>30</text:p>
          </table:table-cell>
          <table:table-cell office:value-type="float" office:value="-92" calcext:value-type="float">
            <text:p>-92</text:p>
          </table:table-cell>
          <table:table-cell office:value-type="float" office:value="-116" calcext:value-type="float">
            <text:p>-116</text:p>
          </table:table-cell>
          <table:table-cell office:value-type="float" office:value="-112" calcext:value-type="float">
            <text:p>-11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office:value-type="float" office:value="-25" calcext:value-type="float">
            <text:p>-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table:number-columns-repeated="2"/>
          <table:table-cell office:value-type="float" office:value="-89" calcext:value-type="float">
            <text:p>-89</text:p>
          </table:table-cell>
          <table:table-cell office:value-type="float" office:value="-110" calcext:value-type="float">
            <text:p>-110</text:p>
          </table:table-cell>
          <table:table-cell office:value-type="float" office:value="-95" calcext:value-type="float">
            <text:p>-9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-26" calcext:value-type="float">
            <text:p>-2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table:number-columns-repeated="2"/>
          <table:table-cell office:value-type="float" office:value="-85" calcext:value-type="float">
            <text:p>-85</text:p>
          </table:table-cell>
          <table:table-cell office:value-type="float" office:value="-116" calcext:value-type="float">
            <text:p>-116</text:p>
          </table:table-cell>
          <table:table-cell office:value-type="float" office:value="-103" calcext:value-type="float">
            <text:p>-10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-26" calcext:value-type="float">
            <text:p>-2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/>
          <table:table-cell table:style-name="ce3" office:value-type="float" office:value="60" calcext:value-type="float">
            <text:p>60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39" calcext:value-type="float">
            <text:p>-39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office:value-type="float" office:value="-36" calcext:value-type="float">
            <text:p>-36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31" calcext:value-type="float">
            <text:p>-3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-33" calcext:value-type="float">
            <text:p>-3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25" calcext:value-type="float">
            <text:p>-25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-33" calcext:value-type="float">
            <text:p>-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4">
          <table:table-cell/>
          <table:table-cell table:style-name="ce3" office:value-type="float" office:value="120" calcext:value-type="float">
            <text:p>120</text:p>
          </table:table-cell>
          <table:table-cell office:value-type="float" office:value="-38" calcext:value-type="float">
            <text:p>-38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office:value-type="float" office:value="-56" calcext:value-type="float">
            <text:p>-5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52" calcext:value-type="float">
            <text:p>-52</text:p>
          </table:table-cell>
          <table:table-cell office:value-type="float" office:value="-59" calcext:value-type="float">
            <text:p>-5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-56" calcext:value-type="float">
            <text:p>-56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4">
          <table:table-cell table:number-columns-repeated="2"/>
          <table:table-cell table:style-name="ce8" office:value-type="float" office:value="-33" calcext:value-type="float">
            <text:p>-33</text:p>
          </table:table-cell>
          <table:table-cell table:style-name="ce8" office:value-type="float" office:value="-55" calcext:value-type="float">
            <text:p>-55</text:p>
          </table:table-cell>
          <table:table-cell table:style-name="ce12" office:value-type="float" office:value="-65" calcext:value-type="float">
            <text:p>-65</text:p>
          </table:table-cell>
          <table:table-cell table:number-columns-repeated="2"/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2"/>
          <table:table-cell table:style-name="ce8" office:value-type="float" office:value="-51" calcext:value-type="float">
            <text:p>-51</text:p>
          </table:table-cell>
          <table:table-cell table:style-name="ce8" office:value-type="float" office:value="40" calcext:value-type="float">
            <text:p>40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2"/>
          <table:table-cell table:style-name="ce8" office:value-type="float" office:value="36" calcext:value-type="float">
            <text:p>36</text:p>
          </table:table-cell>
          <table:table-cell table:style-name="ce8" office:value-type="float" office:value="42" calcext:value-type="float">
            <text:p>42</text:p>
          </table:table-cell>
          <table:table-cell table:style-name="ce12" office:value-type="float" office:value="41" calcext:value-type="float">
            <text:p>41</text:p>
          </table:table-cell>
        </table:table-row>
      </table:table>
      <table:table table:name="spread" table:style-name="ta1">
        <table:shapes>
          <draw:frame draw:z-index="0" draw:style-name="gr1" draw:text-style-name="P1" svg:width="6.302in" svg:height="3.5437in" svg:x="0.8894in" svg:y="0.1783in">
            <draw:object draw:notify-on-update-of-ranges="raw_data.C4:raw_data.C4 raw_data.C5:raw_data.C16 raw_data.D4:raw_data.D4 raw_data.D5:raw_data.D16 raw_data.E4:raw_data.E4 raw_data.E5:raw_data.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0004in" svg:y="0.1783in">
            <draw:object draw:notify-on-update-of-ranges="raw_data.C17:raw_data.C17 raw_data.C18:raw_data.C29 raw_data.D17:raw_data.D17 raw_data.D18:raw_data.D29 raw_data.E17:raw_data.E17 raw_data.E18:raw_data.E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15.1118in" svg:y="0.1783in">
            <draw:object draw:notify-on-update-of-ranges="raw_data.C30:raw_data.C30 raw_data.C31:raw_data.C42 raw_data.D30:raw_data.D30 raw_data.D31:raw_data.D42 raw_data.E30:raw_data.E30 raw_data.E31:raw_data.E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6.2988in" svg:height="3.5429in" svg:x="0.8894in" svg:y="3.9118in">
            <draw:object draw:notify-on-update-of-ranges="raw_data.H4:raw_data.H4 raw_data.H5:raw_data.H16 raw_data.I4:raw_data.I4 raw_data.I5:raw_data.I16 raw_data.J4:raw_data.J4 raw_data.J5:raw_data.J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6.2988in" svg:height="3.5429in" svg:x="8.0004in" svg:y="3.9118in">
            <draw:object draw:notify-on-update-of-ranges="raw_data.H17:raw_data.H17 raw_data.H18:raw_data.H29 raw_data.I17:raw_data.I17 raw_data.I18:raw_data.I29 raw_data.J17:raw_data.J17 raw_data.J18:raw_data.J2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6.2988in" svg:height="3.5429in" svg:x="15.1118in" svg:y="3.9118in">
            <draw:object draw:notify-on-update-of-ranges="raw_data.H30:raw_data.H30 raw_data.H31:raw_data.H42 raw_data.I30:raw_data.I30 raw_data.I31:raw_data.I42 raw_data.J30:raw_data.J30 raw_data.J31:raw_data.J4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6.2988in" svg:height="3.5429in" svg:x="0.8894in" svg:y="7.6449in">
            <draw:object draw:notify-on-update-of-ranges="raw_data.M4:raw_data.M4 raw_data.M5:raw_data.M16 raw_data.N4:raw_data.N4 raw_data.N5:raw_data.N16 raw_data.O4:raw_data.O4 raw_data.O5:raw_data.O1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6.2988in" svg:height="3.5429in" svg:x="8.0004in" svg:y="7.6453in">
            <draw:object draw:notify-on-update-of-ranges="raw_data.M17:raw_data.M17 raw_data.M18:raw_data.M29 raw_data.N17:raw_data.N17 raw_data.N18:raw_data.N29 raw_data.O17:raw_data.O17 raw_data.O18:raw_data.O2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6.2988in" svg:height="3.5429in" svg:x="15.1118in" svg:y="7.6453in">
            <draw:object draw:notify-on-update-of-ranges="raw_data.M30:raw_data.M30 raw_data.M31:raw_data.M42 raw_data.N30:raw_data.N30 raw_data.N31:raw_data.N42 raw_data.O30:raw_data.O30 raw_data.O31:raw_data.O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9" draw:style-name="gr1" draw:text-style-name="P1" svg:width="6.2988in" svg:height="3.5429in" svg:x="0.8894in" svg:y="11.3787in">
            <draw:object draw:notify-on-update-of-ranges="raw_data.R4:raw_data.R4 raw_data.R5:raw_data.R16 raw_data.S4:raw_data.S4 raw_data.S5:raw_data.S16 raw_data.T4:raw_data.T4 raw_data.T5:raw_data.T1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0" draw:style-name="gr1" draw:text-style-name="P1" svg:width="6.2988in" svg:height="3.5429in" svg:x="8.0004in" svg:y="11.3787in">
            <draw:object draw:notify-on-update-of-ranges="raw_data.R17:raw_data.R17 raw_data.R18:raw_data.R29 raw_data.S17:raw_data.S17 raw_data.S18:raw_data.S29 raw_data.T17:raw_data.T17 raw_data.T18:raw_data.T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1" draw:style-name="gr1" draw:text-style-name="P1" svg:width="6.2988in" svg:height="3.5429in" svg:x="15.1118in" svg:y="11.3787in">
            <draw:object draw:notify-on-update-of-ranges="raw_data.R30:raw_data.R30 raw_data.R31:raw_data.R42 raw_data.S30:raw_data.S30 raw_data.S31:raw_data.S42 raw_data.T30:raw_data.T30 raw_data.T31:raw_data.T4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egments" table:style-name="ta1">
        <table:shapes>
          <draw:frame draw:z-index="0" draw:style-name="gr1" draw:text-style-name="P1" svg:width="6.2988in" svg:height="3.5429in" svg:x="0.8894in" svg:y="0.1783in">
            <draw:object draw:notify-on-update-of-ranges="raw_data.B2:raw_data.B2 raw_data.E5:raw_data.E16 raw_data.G2:raw_data.G2 raw_data.J5:raw_data.J16 raw_data.L2:raw_data.L2 raw_data.O5:raw_data.O16 raw_data.Q2:raw_data.Q2 raw_data.T5:raw_data.T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8894in" svg:y="3.9114in">
            <draw:object draw:notify-on-update-of-ranges="raw_data.B2:raw_data.B2 raw_data.E18:raw_data.E29 raw_data.G2:raw_data.G2 raw_data.J18:raw_data.J29 raw_data.L2:raw_data.L2 raw_data.O18:raw_data.O29 raw_data.Q2:raw_data.Q2 raw_data.T18:raw_data.T2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6.2988in" svg:height="3.5429in" svg:x="0.8894in" svg:y="7.6449in">
            <draw:object draw:notify-on-update-of-ranges="raw_data.B2:raw_data.B2 raw_data.E31:raw_data.E42 raw_data.G2:raw_data.G2 raw_data.J31:raw_data.J42 raw_data.L2:raw_data.L2 raw_data.O31:raw_data.O42 raw_data.Q2:raw_data.Q2 raw_data.T31:raw_data.T4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9:06:08.101324902</meta:creation-date>
    <dc:date>2022-04-14T20:22:13.552825256</dc:date>
    <meta:editing-duration>PT2M14S</meta:editing-duration>
    <meta:editing-cycles>1</meta:editing-cycles>
    <meta:document-statistic meta:table-count="3" meta:cell-count="532" meta:object-count="15"/>
    <meta:generator>LibreOffice/6.4.7.2$Linux_X86_64 LibreOffice_project/40$Build-2</meta:generator>
    <meta:user-defined meta:name="ProgId">Excel.Sheet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40" chart:maximum="1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bar" chart:style-name="ch1">
        <chart:title svg:x="5.659cm" svg:y="0.316cm" chart:style-name="ch2">
          <text:p>MS400 - First segment</text:p>
        </chart:title>
        <chart:legend chart:legend-position="end" svg:x="14.565cm" svg:y="3.704cm" style:legend-expansion="high" chart:style-name="ch3"/>
        <chart:plot-area chart:style-name="ch4" table:cell-range-address="raw_data.C4:raw_data.E16" chart:data-source-has-labels="row" svg:x="1.331cm" svg:y="1.275cm" svg:width="12.914cm" svg:height="6.566cm">
          <chartooo:coordinate-region svg:x="2.243cm" svg:y="1.275cm" svg:width="12.002cm" svg:height="6.367cm"/>
          <chart:axis chart:dimension="x" chart:name="primary-x" chart:style-name="ch5">
            <chart:title svg:x="6.739cm" svg:y="8.021cm" chart:style-name="ch6">
              <text:p>Measurement</text:p>
            </chart:title>
          </chart:axis>
          <chart:axis chart:dimension="y" chart:name="primary-y" chart:style-name="ch7">
            <chart:title svg:x="0.451cm" svg:y="5.422cm" chart:style-name="ch8">
              <text:p>Micrometer</text:p>
            </chart:title>
            <chart:grid chart:style-name="ch9" chart:class="major"/>
          </chart:axis>
          <chart:series chart:style-name="ch10" chart:values-cell-range-address="raw_data.C5:raw_data.C16" chart:label-cell-address="raw_data.C4:raw_data.C4" chart:class="chart:bar">
            <chart:data-point chart:repeated="12"/>
          </chart:series>
          <chart:series chart:style-name="ch11" chart:values-cell-range-address="raw_data.D5:raw_data.D16" chart:label-cell-address="raw_data.D4:raw_data.D4" chart:class="chart:bar">
            <chart:data-point chart:repeated="12"/>
          </chart:series>
          <chart:series chart:style-name="ch12" chart:values-cell-range-address="raw_data.E5:raw_data.E16" chart:label-cell-address="raw_data.E4:raw_data.E4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5°</text:p>
                <draw:g>
                  <svg:desc>raw_data.C4:raw_data.C4</svg:desc>
                </draw:g>
              </table:table-cell>
              <table:table-cell office:value-type="string">
                <text:p>150°</text:p>
                <draw:g>
                  <svg:desc>raw_data.D4:raw_data.D4</svg:desc>
                </draw:g>
              </table:table-cell>
              <table:table-cell office:value-type="string">
                <text:p>225°</text:p>
                <draw:g>
                  <svg:desc>raw_data.E4:raw_data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6">
                <text:p>-46</text:p>
                <draw:g>
                  <svg:desc>raw_data.C5:raw_data.C16</svg:desc>
                </draw:g>
              </table:table-cell>
              <table:table-cell office:value-type="float" office:value="-32">
                <text:p>-32</text:p>
                <draw:g>
                  <svg:desc>raw_data.D5:raw_data.D16</svg:desc>
                </draw:g>
              </table:table-cell>
              <table:table-cell office:value-type="float" office:value="-51">
                <text:p>-51</text:p>
                <draw:g>
                  <svg:desc>raw_data.E5:raw_data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7">
                <text:p>-47</text:p>
              </table:table-cell>
              <table:table-cell office:value-type="float" office:value="-34">
                <text:p>-3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6">
                <text:p>-46</text:p>
              </table:table-cell>
              <table:table-cell office:value-type="float" office:value="-36">
                <text:p>-36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4">
                <text:p>-44</text:p>
              </table:table-cell>
              <table:table-cell office:value-type="float" office:value="-35">
                <text:p>-35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3">
                <text:p>-43</text:p>
              </table:table-cell>
              <table:table-cell office:value-type="float" office:value="-42">
                <text:p>-42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3">
                <text:p>-43</text:p>
              </table:table-cell>
              <table:table-cell office:value-type="float" office:value="-38">
                <text:p>-38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4">
                <text:p>-44</text:p>
              </table:table-cell>
              <table:table-cell office:value-type="float" office:value="-41">
                <text:p>-41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1">
                <text:p>-41</text:p>
              </table:table-cell>
              <table:table-cell office:value-type="float" office:value="-41">
                <text:p>-41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0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7">
                <text:p>-37</text:p>
              </table:table-cell>
              <table:table-cell office:value-type="float" office:value="-45">
                <text:p>-45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5">
                <text:p>-35</text:p>
              </table:table-cell>
              <table:table-cell office:value-type="float" office:value="-45">
                <text:p>-45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4">
                <text:p>-34</text:p>
              </table:table-cell>
              <table:table-cell office:value-type="float" office:value="-45">
                <text:p>-45</text:p>
              </table:table-cell>
              <table:table-cell office:value-type="float" office:value="-56">
                <text:p>-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40" chart:maximum="1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16cm" svg:y="0.316cm" chart:style-name="ch2">
          <text:p>MS1600 - Both segments</text:p>
        </chart:title>
        <chart:legend chart:legend-position="end" svg:x="14.557cm" svg:y="3.703cm" style:legend-expansion="high" chart:style-name="ch3"/>
        <chart:plot-area chart:style-name="ch4" table:cell-range-address="raw_data.M30:raw_data.O42" chart:data-source-has-labels="row" svg:x="1.331cm" svg:y="1.275cm" svg:width="12.906cm" svg:height="6.564cm">
          <chartooo:coordinate-region svg:x="2.243cm" svg:y="1.275cm" svg:width="11.994cm" svg:height="6.365cm"/>
          <chart:axis chart:dimension="x" chart:name="primary-x" chart:style-name="ch5">
            <chart:title svg:x="6.735cm" svg:y="8.019cm" chart:style-name="ch6">
              <text:p>Measurement</text:p>
            </chart:title>
          </chart:axis>
          <chart:axis chart:dimension="y" chart:name="primary-y" chart:style-name="ch7">
            <chart:title svg:x="0.451cm" svg:y="5.501cm" chart:style-name="ch8">
              <text:p>Micrometers</text:p>
            </chart:title>
            <chart:grid chart:style-name="ch9" chart:class="major"/>
          </chart:axis>
          <chart:series chart:style-name="ch10" chart:values-cell-range-address="raw_data.M31:raw_data.M42" chart:label-cell-address="raw_data.M30:raw_data.M30" chart:class="chart:bar">
            <chart:data-point chart:repeated="12"/>
          </chart:series>
          <chart:series chart:style-name="ch11" chart:values-cell-range-address="raw_data.N31:raw_data.N42" chart:label-cell-address="raw_data.N30:raw_data.N30" chart:class="chart:bar">
            <chart:data-point chart:repeated="12"/>
          </chart:series>
          <chart:series chart:style-name="ch12" chart:values-cell-range-address="raw_data.O31:raw_data.O42" chart:label-cell-address="raw_data.O30:raw_data.O30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5°</text:p>
                <draw:g>
                  <svg:desc>raw_data.M30:raw_data.M30</svg:desc>
                </draw:g>
              </table:table-cell>
              <table:table-cell office:value-type="string">
                <text:p>150°</text:p>
                <draw:g>
                  <svg:desc>raw_data.N30:raw_data.N30</svg:desc>
                </draw:g>
              </table:table-cell>
              <table:table-cell office:value-type="string">
                <text:p>225°</text:p>
                <draw:g>
                  <svg:desc>raw_data.O30:raw_data.O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6">
                <text:p>-16</text:p>
                <draw:g>
                  <svg:desc>raw_data.M31:raw_data.M42</svg:desc>
                </draw:g>
              </table:table-cell>
              <table:table-cell office:value-type="float" office:value="-38">
                <text:p>-38</text:p>
                <draw:g>
                  <svg:desc>raw_data.N31:raw_data.N42</svg:desc>
                </draw:g>
              </table:table-cell>
              <table:table-cell office:value-type="float" office:value="-18">
                <text:p>-18</text:p>
                <draw:g>
                  <svg:desc>raw_data.O31:raw_data.O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3">
                <text:p>-13</text:p>
              </table:table-cell>
              <table:table-cell office:value-type="float" office:value="-29">
                <text:p>-2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-25">
                <text:p>-2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5">
                <text:p>-2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6">
                <text:p>-2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6">
                <text:p>-26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6">
                <text:p>-36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3">
                <text:p>-33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3">
                <text:p>-33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6">
                <text:p>-56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6">
                <text:p>-56</text:p>
              </table:table-cell>
              <table:table-cell office:value-type="float" office:value="36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1">
                <text:p>-51</text:p>
              </table:table-cell>
              <table:table-cell office:value-type="float" office:value="40">
                <text:p>40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40" chart:maximum="1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5cm" svg:y="0.316cm" chart:style-name="ch2">
          <text:p>MS3200 - First segment</text:p>
        </chart:title>
        <chart:legend chart:legend-position="end" svg:x="14.557cm" svg:y="3.703cm" style:legend-expansion="high" chart:style-name="ch3"/>
        <chart:plot-area chart:style-name="ch4" table:cell-range-address="raw_data.R4:raw_data.T16" chart:data-source-has-labels="row" svg:x="1.331cm" svg:y="1.275cm" svg:width="12.906cm" svg:height="6.564cm">
          <chartooo:coordinate-region svg:x="2.243cm" svg:y="1.275cm" svg:width="11.994cm" svg:height="6.365cm"/>
          <chart:axis chart:dimension="x" chart:name="primary-x" chart:style-name="ch5">
            <chart:title svg:x="6.735cm" svg:y="8.019cm" chart:style-name="ch6">
              <text:p>Measurement</text:p>
            </chart:title>
          </chart:axis>
          <chart:axis chart:dimension="y" chart:name="primary-y" chart:style-name="ch7">
            <chart:title svg:x="0.451cm" svg:y="5.501cm" chart:style-name="ch8">
              <text:p>Micrometers</text:p>
            </chart:title>
            <chart:grid chart:style-name="ch9" chart:class="major"/>
          </chart:axis>
          <chart:series chart:style-name="ch10" chart:values-cell-range-address="raw_data.R5:raw_data.R16" chart:label-cell-address="raw_data.R4:raw_data.R4" chart:class="chart:bar">
            <chart:data-point chart:repeated="12"/>
          </chart:series>
          <chart:series chart:style-name="ch11" chart:values-cell-range-address="raw_data.S5:raw_data.S16" chart:label-cell-address="raw_data.S4:raw_data.S4" chart:class="chart:bar">
            <chart:data-point chart:repeated="12"/>
          </chart:series>
          <chart:series chart:style-name="ch12" chart:values-cell-range-address="raw_data.T5:raw_data.T16" chart:label-cell-address="raw_data.T4:raw_data.T4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5°</text:p>
                <draw:g>
                  <svg:desc>raw_data.R4:raw_data.R4</svg:desc>
                </draw:g>
              </table:table-cell>
              <table:table-cell office:value-type="string">
                <text:p>150°</text:p>
                <draw:g>
                  <svg:desc>raw_data.S4:raw_data.S4</svg:desc>
                </draw:g>
              </table:table-cell>
              <table:table-cell office:value-type="string">
                <text:p>225°</text:p>
                <draw:g>
                  <svg:desc>raw_data.T4:raw_data.T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raw_data.R5:raw_data.R16</svg:desc>
                </draw:g>
              </table:table-cell>
              <table:table-cell office:value-type="float" office:value="14">
                <text:p>14</text:p>
                <draw:g>
                  <svg:desc>raw_data.S5:raw_data.S16</svg:desc>
                </draw:g>
              </table:table-cell>
              <table:table-cell office:value-type="float" office:value="8">
                <text:p>8</text:p>
                <draw:g>
                  <svg:desc>raw_data.T5:raw_data.T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  <table:table-cell office:value-type="float" office:value="-9">
                <text:p>-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40" chart:maximum="1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MS3200 - Second segment</text:p>
        </chart:title>
        <chart:legend chart:legend-position="end" svg:x="14.557cm" svg:y="3.703cm" style:legend-expansion="high" chart:style-name="ch3"/>
        <chart:plot-area chart:style-name="ch4" table:cell-range-address="raw_data.R17:raw_data.T29" chart:data-source-has-labels="row" svg:x="1.331cm" svg:y="1.275cm" svg:width="12.906cm" svg:height="6.564cm">
          <chartooo:coordinate-region svg:x="2.243cm" svg:y="1.275cm" svg:width="11.994cm" svg:height="6.365cm"/>
          <chart:axis chart:dimension="x" chart:name="primary-x" chart:style-name="ch5">
            <chart:title svg:x="6.735cm" svg:y="8.019cm" chart:style-name="ch6">
              <text:p>Measurement</text:p>
            </chart:title>
          </chart:axis>
          <chart:axis chart:dimension="y" chart:name="primary-y" chart:style-name="ch7">
            <chart:title svg:x="0.451cm" svg:y="5.501cm" chart:style-name="ch8">
              <text:p>Micrometers</text:p>
            </chart:title>
            <chart:grid chart:style-name="ch9" chart:class="major"/>
          </chart:axis>
          <chart:series chart:style-name="ch10" chart:values-cell-range-address="raw_data.R18:raw_data.R29" chart:label-cell-address="raw_data.R17:raw_data.R17" chart:class="chart:bar">
            <chart:data-point chart:repeated="12"/>
          </chart:series>
          <chart:series chart:style-name="ch11" chart:values-cell-range-address="raw_data.S18:raw_data.S29" chart:label-cell-address="raw_data.S17:raw_data.S17" chart:class="chart:bar">
            <chart:data-point chart:repeated="12"/>
          </chart:series>
          <chart:series chart:style-name="ch12" chart:values-cell-range-address="raw_data.T18:raw_data.T29" chart:label-cell-address="raw_data.T17:raw_data.T17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5°</text:p>
                <draw:g>
                  <svg:desc>raw_data.R17:raw_data.R17</svg:desc>
                </draw:g>
              </table:table-cell>
              <table:table-cell office:value-type="string">
                <text:p>150°</text:p>
                <draw:g>
                  <svg:desc>raw_data.S17:raw_data.S17</svg:desc>
                </draw:g>
              </table:table-cell>
              <table:table-cell office:value-type="string">
                <text:p>225°</text:p>
                <draw:g>
                  <svg:desc>raw_data.T17:raw_data.T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w_data.R18:raw_data.R29</svg:desc>
                </draw:g>
              </table:table-cell>
              <table:table-cell office:value-type="float" office:value="-32">
                <text:p>-32</text:p>
                <draw:g>
                  <svg:desc>raw_data.S18:raw_data.S29</svg:desc>
                </draw:g>
              </table:table-cell>
              <table:table-cell office:value-type="float" office:value="-2">
                <text:p>-2</text:p>
                <draw:g>
                  <svg:desc>raw_data.T18:raw_data.T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28">
                <text:p>-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21">
                <text:p>-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40" chart:maximum="1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16cm" svg:y="0.316cm" chart:style-name="ch2">
          <text:p>MS3200 - Both segments</text:p>
        </chart:title>
        <chart:legend chart:legend-position="end" svg:x="14.557cm" svg:y="3.703cm" style:legend-expansion="high" chart:style-name="ch3"/>
        <chart:plot-area chart:style-name="ch4" table:cell-range-address="raw_data.R30:raw_data.T42" chart:data-source-has-labels="row" svg:x="1.331cm" svg:y="1.275cm" svg:width="12.906cm" svg:height="6.564cm">
          <chartooo:coordinate-region svg:x="2.243cm" svg:y="1.275cm" svg:width="11.994cm" svg:height="6.365cm"/>
          <chart:axis chart:dimension="x" chart:name="primary-x" chart:style-name="ch5">
            <chart:title svg:x="6.735cm" svg:y="8.019cm" chart:style-name="ch6">
              <text:p>Measurement</text:p>
            </chart:title>
          </chart:axis>
          <chart:axis chart:dimension="y" chart:name="primary-y" chart:style-name="ch7">
            <chart:title svg:x="0.451cm" svg:y="5.501cm" chart:style-name="ch8">
              <text:p>Micrometers</text:p>
            </chart:title>
            <chart:grid chart:style-name="ch9" chart:class="major"/>
          </chart:axis>
          <chart:series chart:style-name="ch10" chart:values-cell-range-address="raw_data.R31:raw_data.R42" chart:label-cell-address="raw_data.R30:raw_data.R30" chart:class="chart:bar">
            <chart:data-point chart:repeated="12"/>
          </chart:series>
          <chart:series chart:style-name="ch11" chart:values-cell-range-address="raw_data.S31:raw_data.S42" chart:label-cell-address="raw_data.S30:raw_data.S30" chart:class="chart:bar">
            <chart:data-point chart:repeated="12"/>
          </chart:series>
          <chart:series chart:style-name="ch12" chart:values-cell-range-address="raw_data.T31:raw_data.T42" chart:label-cell-address="raw_data.T30:raw_data.T30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5°</text:p>
                <draw:g>
                  <svg:desc>raw_data.R30:raw_data.R30</svg:desc>
                </draw:g>
              </table:table-cell>
              <table:table-cell office:value-type="string">
                <text:p>150°</text:p>
                <draw:g>
                  <svg:desc>raw_data.S30:raw_data.S30</svg:desc>
                </draw:g>
              </table:table-cell>
              <table:table-cell office:value-type="string">
                <text:p>225°</text:p>
                <draw:g>
                  <svg:desc>raw_data.T30:raw_data.T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9">
                <text:p>-39</text:p>
                <draw:g>
                  <svg:desc>raw_data.R31:raw_data.R42</svg:desc>
                </draw:g>
              </table:table-cell>
              <table:table-cell office:value-type="float" office:value="-48">
                <text:p>-48</text:p>
                <draw:g>
                  <svg:desc>raw_data.S31:raw_data.S42</svg:desc>
                </draw:g>
              </table:table-cell>
              <table:table-cell office:value-type="float" office:value="-44">
                <text:p>-44</text:p>
                <draw:g>
                  <svg:desc>raw_data.T31:raw_data.T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6">
                <text:p>-36</text:p>
              </table:table-cell>
              <table:table-cell office:value-type="float" office:value="-42">
                <text:p>-42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8">
                <text:p>-38</text:p>
              </table:table-cell>
              <table:table-cell office:value-type="float" office:value="-34">
                <text:p>-3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50" chart:maximum="1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02cm" svg:y="0.316cm" chart:style-name="ch2">
          <text:p>Second segment - 225°</text:p>
        </chart:title>
        <chart:legend chart:legend-position="end" svg:x="13.386cm" svg:y="3.454cm" style:legend-expansion="high" chart:style-name="ch3"/>
        <chart:plot-area chart:style-name="ch4" table:cell-range-address="raw_data.B2:raw_data.B2 raw_data.E18:raw_data.E29 raw_data.G2:raw_data.G2 raw_data.J18:raw_data.J29 raw_data.L2:raw_data.L2 raw_data.O18:raw_data.O29 raw_data.Q2:raw_data.Q2 raw_data.T18:raw_data.T29" chart:data-source-has-labels="row" svg:x="1.331cm" svg:y="1.275cm" svg:width="11.735cm" svg:height="6.564cm">
          <chartooo:coordinate-region svg:x="2.243cm" svg:y="1.474cm" svg:width="10.636cm" svg:height="6.166cm"/>
          <chart:axis chart:dimension="x" chart:name="primary-x" chart:style-name="ch5">
            <chart:title svg:x="6.069cm" svg:y="8.019cm" chart:style-name="ch6">
              <text:p>Measurements</text:p>
            </chart:title>
          </chart:axis>
          <chart:axis chart:dimension="y" chart:name="primary-y" chart:style-name="ch7">
            <chart:title svg:x="0.451cm" svg:y="5.501cm" chart:style-name="ch8">
              <text:p>Micrometers</text:p>
            </chart:title>
            <chart:grid chart:style-name="ch9" chart:class="major"/>
          </chart:axis>
          <chart:series chart:style-name="ch10" chart:values-cell-range-address="raw_data.E18:raw_data.E29" chart:label-cell-address="raw_data.B2:raw_data.B2" chart:class="chart:line">
            <chart:data-point chart:repeated="12"/>
          </chart:series>
          <chart:series chart:style-name="ch11" chart:values-cell-range-address="raw_data.J18:raw_data.J29" chart:label-cell-address="raw_data.G2:raw_data.G2" chart:class="chart:line">
            <chart:data-point chart:repeated="12"/>
          </chart:series>
          <chart:series chart:style-name="ch12" chart:values-cell-range-address="raw_data.O18:raw_data.O29" chart:label-cell-address="raw_data.L2:raw_data.L2" chart:class="chart:line">
            <chart:data-point chart:repeated="12"/>
          </chart:series>
          <chart:series chart:style-name="ch13" chart:values-cell-range-address="raw_data.T18:raw_data.T29" chart:label-cell-address="raw_data.Q2:raw_data.Q2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400</text:p>
                <draw:g>
                  <svg:desc>raw_data.B2:raw_data.B2</svg:desc>
                </draw:g>
              </table:table-cell>
              <table:table-cell office:value-type="string">
                <text:p>MS800</text:p>
                <draw:g>
                  <svg:desc>raw_data.G2:raw_data.G2</svg:desc>
                </draw:g>
              </table:table-cell>
              <table:table-cell office:value-type="string">
                <text:p>MS1600</text:p>
                <draw:g>
                  <svg:desc>raw_data.L2:raw_data.L2</svg:desc>
                </draw:g>
              </table:table-cell>
              <table:table-cell office:value-type="string">
                <text:p>MS3200</text:p>
                <draw:g>
                  <svg:desc>raw_data.Q2:raw_data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">
                <text:p>-12</text:p>
                <draw:g>
                  <svg:desc>raw_data.E18:raw_data.E29</svg:desc>
                </draw:g>
              </table:table-cell>
              <table:table-cell office:value-type="float" office:value="14">
                <text:p>14</text:p>
                <draw:g>
                  <svg:desc>raw_data.J18:raw_data.J29</svg:desc>
                </draw:g>
              </table:table-cell>
              <table:table-cell office:value-type="float" office:value="17">
                <text:p>17</text:p>
                <draw:g>
                  <svg:desc>raw_data.O18:raw_data.O29</svg:desc>
                </draw:g>
              </table:table-cell>
              <table:table-cell office:value-type="float" office:value="-2">
                <text:p>-2</text:p>
                <draw:g>
                  <svg:desc>raw_data.T18:raw_data.T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0">
                <text:p>-80</text:p>
              </table:table-cell>
              <table:table-cell office:value-type="float" office:value="72">
                <text:p>72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9">
                <text:p>-79</text:p>
              </table:table-cell>
              <table:table-cell office:value-type="float" office:value="89">
                <text:p>89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0">
                <text:p>-80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4">
                <text:p>-14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7">
                <text:p>-17</text:p>
              </table:table-cell>
              <table:table-cell office:value-type="float" office:value="97">
                <text:p>97</text:p>
              </table:table-cell>
              <table:table-cell office:value-type="float" office:value="117">
                <text:p>1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3">
                <text:p>-13</text:p>
              </table:table-cell>
              <table:table-cell office:value-type="float" office:value="104">
                <text:p>104</text:p>
              </table:table-cell>
              <table:table-cell office:value-type="float" office:value="124">
                <text:p>124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50" chart:maximum="1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74cm" svg:y="0.316cm" chart:style-name="ch2">
          <text:p>Both segments - 225°</text:p>
        </chart:title>
        <chart:legend chart:legend-position="end" svg:x="13.386cm" svg:y="3.454cm" style:legend-expansion="high" chart:style-name="ch3"/>
        <chart:plot-area chart:style-name="ch4" table:cell-range-address="raw_data.B2:raw_data.B2 raw_data.E31:raw_data.E42 raw_data.G2:raw_data.G2 raw_data.J31:raw_data.J42 raw_data.L2:raw_data.L2 raw_data.O31:raw_data.O42 raw_data.Q2:raw_data.Q2 raw_data.T31:raw_data.T42" chart:data-source-has-labels="row" svg:x="1.331cm" svg:y="1.275cm" svg:width="11.735cm" svg:height="6.564cm">
          <chartooo:coordinate-region svg:x="2.243cm" svg:y="1.474cm" svg:width="10.636cm" svg:height="6.166cm"/>
          <chart:axis chart:dimension="x" chart:name="primary-x" chart:style-name="ch5">
            <chart:title svg:x="6.069cm" svg:y="8.019cm" chart:style-name="ch6">
              <text:p>Measurements</text:p>
            </chart:title>
          </chart:axis>
          <chart:axis chart:dimension="y" chart:name="primary-y" chart:style-name="ch7">
            <chart:title svg:x="0.451cm" svg:y="5.501cm" chart:style-name="ch8">
              <text:p>Micrometers</text:p>
            </chart:title>
            <chart:grid chart:style-name="ch9" chart:class="major"/>
          </chart:axis>
          <chart:series chart:style-name="ch10" chart:values-cell-range-address="raw_data.E31:raw_data.E42" chart:label-cell-address="raw_data.B2:raw_data.B2" chart:class="chart:line">
            <chart:data-point chart:repeated="12"/>
          </chart:series>
          <chart:series chart:style-name="ch11" chart:values-cell-range-address="raw_data.J31:raw_data.J42" chart:label-cell-address="raw_data.G2:raw_data.G2" chart:class="chart:line">
            <chart:data-point chart:repeated="12"/>
          </chart:series>
          <chart:series chart:style-name="ch12" chart:values-cell-range-address="raw_data.O31:raw_data.O42" chart:label-cell-address="raw_data.L2:raw_data.L2" chart:class="chart:line">
            <chart:data-point chart:repeated="12"/>
          </chart:series>
          <chart:series chart:style-name="ch13" chart:values-cell-range-address="raw_data.T31:raw_data.T42" chart:label-cell-address="raw_data.Q2:raw_data.Q2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400</text:p>
                <draw:g>
                  <svg:desc>raw_data.B2:raw_data.B2</svg:desc>
                </draw:g>
              </table:table-cell>
              <table:table-cell office:value-type="string">
                <text:p>MS800</text:p>
                <draw:g>
                  <svg:desc>raw_data.G2:raw_data.G2</svg:desc>
                </draw:g>
              </table:table-cell>
              <table:table-cell office:value-type="string">
                <text:p>MS1600</text:p>
                <draw:g>
                  <svg:desc>raw_data.L2:raw_data.L2</svg:desc>
                </draw:g>
              </table:table-cell>
              <table:table-cell office:value-type="string">
                <text:p>MS3200</text:p>
                <draw:g>
                  <svg:desc>raw_data.Q2:raw_data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7">
                <text:p>-27</text:p>
                <draw:g>
                  <svg:desc>raw_data.E31:raw_data.E42</svg:desc>
                </draw:g>
              </table:table-cell>
              <table:table-cell office:value-type="float" office:value="-37">
                <text:p>-37</text:p>
                <draw:g>
                  <svg:desc>raw_data.J31:raw_data.J42</svg:desc>
                </draw:g>
              </table:table-cell>
              <table:table-cell office:value-type="float" office:value="-18">
                <text:p>-18</text:p>
                <draw:g>
                  <svg:desc>raw_data.O31:raw_data.O42</svg:desc>
                </draw:g>
              </table:table-cell>
              <table:table-cell office:value-type="float" office:value="-44">
                <text:p>-44</text:p>
                <draw:g>
                  <svg:desc>raw_data.T31:raw_data.T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8">
                <text:p>-28</text:p>
              </table:table-cell>
              <table:table-cell office:value-type="float" office:value="-19">
                <text:p>-19</text:p>
              </table:table-cell>
              <table:table-cell office:value-type="float" office:value="-14">
                <text:p>-1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3">
                <text:p>-13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12">
                <text:p>-112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5">
                <text:p>-95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3">
                <text:p>-103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9">
                <text:p>-39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0">
                <text:p>-20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">
                <text:p>-28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0">
                <text:p>-60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9">
                <text:p>-59</text:p>
              </table:table-cell>
              <table:table-cell office:value-type="float" office:value="35">
                <text:p>35</text:p>
              </table:table-cell>
              <table:table-cell office:value-type="float" office:value="57">
                <text:p>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5">
                <text:p>-65</text:p>
              </table:table-cell>
              <table:table-cell office:value-type="float" office:value="32">
                <text:p>32</text:p>
              </table:table-cell>
              <table:table-cell office:value-type="float" office:value="61">
                <text:p>61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50" chart:maximum="1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93cm" svg:y="0.316cm" chart:style-name="ch2">
          <text:p>First segment - 225°</text:p>
        </chart:title>
        <chart:legend chart:legend-position="end" svg:x="13.386cm" svg:y="3.454cm" style:legend-expansion="high" chart:style-name="ch3"/>
        <chart:plot-area chart:style-name="ch4" table:cell-range-address="raw_data.B2:raw_data.B2 raw_data.E5:raw_data.E16 raw_data.G2:raw_data.G2 raw_data.J5:raw_data.J16 raw_data.L2:raw_data.L2 raw_data.O5:raw_data.O16 raw_data.Q2:raw_data.Q2 raw_data.T5:raw_data.T16" chart:data-source-has-labels="row" svg:x="1.331cm" svg:y="1.275cm" svg:width="11.735cm" svg:height="6.564cm">
          <chartooo:coordinate-region svg:x="2.243cm" svg:y="1.474cm" svg:width="10.636cm" svg:height="6.166cm"/>
          <chart:axis chart:dimension="x" chart:name="primary-x" chart:style-name="ch5">
            <chart:title svg:x="6.069cm" svg:y="8.019cm" chart:style-name="ch6">
              <text:p>Measurements</text:p>
            </chart:title>
          </chart:axis>
          <chart:axis chart:dimension="y" chart:name="primary-y" chart:style-name="ch7">
            <chart:title svg:x="0.451cm" svg:y="5.501cm" chart:style-name="ch8">
              <text:p>Micrometers</text:p>
            </chart:title>
            <chart:grid chart:style-name="ch9" chart:class="major"/>
          </chart:axis>
          <chart:series chart:style-name="ch10" chart:values-cell-range-address="raw_data.E5:raw_data.E16" chart:label-cell-address="raw_data.B2:raw_data.B2" chart:class="chart:line">
            <chart:data-point chart:repeated="12"/>
          </chart:series>
          <chart:series chart:style-name="ch11" chart:values-cell-range-address="raw_data.J5:raw_data.J16" chart:label-cell-address="raw_data.G2:raw_data.G2" chart:class="chart:line">
            <chart:data-point chart:repeated="12"/>
          </chart:series>
          <chart:series chart:style-name="ch12" chart:values-cell-range-address="raw_data.O5:raw_data.O16" chart:label-cell-address="raw_data.L2:raw_data.L2" chart:class="chart:line">
            <chart:data-point chart:repeated="12"/>
          </chart:series>
          <chart:series chart:style-name="ch13" chart:values-cell-range-address="raw_data.T5:raw_data.T16" chart:label-cell-address="raw_data.Q2:raw_data.Q2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400</text:p>
                <draw:g>
                  <svg:desc>raw_data.B2:raw_data.B2</svg:desc>
                </draw:g>
              </table:table-cell>
              <table:table-cell office:value-type="string">
                <text:p>MS800</text:p>
                <draw:g>
                  <svg:desc>raw_data.G2:raw_data.G2</svg:desc>
                </draw:g>
              </table:table-cell>
              <table:table-cell office:value-type="string">
                <text:p>MS1600</text:p>
                <draw:g>
                  <svg:desc>raw_data.L2:raw_data.L2</svg:desc>
                </draw:g>
              </table:table-cell>
              <table:table-cell office:value-type="string">
                <text:p>MS3200</text:p>
                <draw:g>
                  <svg:desc>raw_data.Q2:raw_data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1">
                <text:p>-51</text:p>
                <draw:g>
                  <svg:desc>raw_data.E5:raw_data.E16</svg:desc>
                </draw:g>
              </table:table-cell>
              <table:table-cell office:value-type="float" office:value="84">
                <text:p>84</text:p>
                <draw:g>
                  <svg:desc>raw_data.J5:raw_data.J16</svg:desc>
                </draw:g>
              </table:table-cell>
              <table:table-cell office:value-type="float" office:value="50">
                <text:p>50</text:p>
                <draw:g>
                  <svg:desc>raw_data.O5:raw_data.O16</svg:desc>
                </draw:g>
              </table:table-cell>
              <table:table-cell office:value-type="float" office:value="8">
                <text:p>8</text:p>
                <draw:g>
                  <svg:desc>raw_data.T5:raw_data.T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0">
                <text:p>-50</text:p>
              </table:table-cell>
              <table:table-cell office:value-type="float" office:value="84">
                <text:p>84</text:p>
              </table:table-cell>
              <table:table-cell office:value-type="float" office:value="53">
                <text:p>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8">
                <text:p>-48</text:p>
              </table:table-cell>
              <table:table-cell office:value-type="float" office:value="85">
                <text:p>85</text:p>
              </table:table-cell>
              <table:table-cell office:value-type="float" office:value="55">
                <text:p>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2">
                <text:p>-52</text:p>
              </table:table-cell>
              <table:table-cell office:value-type="float" office:value="87">
                <text:p>87</text:p>
              </table:table-cell>
              <table:table-cell office:value-type="float" office:value="57">
                <text:p>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2">
                <text:p>-52</text:p>
              </table:table-cell>
              <table:table-cell office:value-type="float" office:value="92">
                <text:p>92</text:p>
              </table:table-cell>
              <table:table-cell office:value-type="float" office:value="61">
                <text:p>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5">
                <text:p>-55</text:p>
              </table:table-cell>
              <table:table-cell office:value-type="float" office:value="89">
                <text:p>89</text:p>
              </table:table-cell>
              <table:table-cell office:value-type="float" office:value="63">
                <text:p>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5">
                <text:p>-55</text:p>
              </table:table-cell>
              <table:table-cell office:value-type="float" office:value="86">
                <text:p>86</text:p>
              </table:table-cell>
              <table:table-cell office:value-type="float" office:value="51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5">
                <text:p>-55</text:p>
              </table:table-cell>
              <table:table-cell office:value-type="float" office:value="89">
                <text:p>89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9">
                <text:p>-59</text:p>
              </table:table-cell>
              <table:table-cell office:value-type="float" office:value="86">
                <text:p>86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6">
                <text:p>-56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8">
                <text:p>-58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6">
                <text:p>-56</text:p>
              </table:table-cell>
              <table:table-cell office:value-type="float" office:value="76">
                <text:p>76</text:p>
              </table:table-cell>
              <table:table-cell office:value-type="float" office:value="55">
                <text:p>55</text:p>
              </table:table-cell>
              <table:table-cell office:value-type="float" office:value="-9">
                <text:p>-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40" chart:maximum="1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64cm" svg:y="0.316cm" chart:style-name="ch2">
          <text:p>MS400 - Second segment</text:p>
        </chart:title>
        <chart:legend chart:legend-position="end" svg:x="14.557cm" svg:y="3.703cm" style:legend-expansion="high" chart:style-name="ch3"/>
        <chart:plot-area chart:style-name="ch4" table:cell-range-address="raw_data.C17:raw_data.E29" chart:data-source-has-labels="row" svg:x="1.331cm" svg:y="1.275cm" svg:width="12.906cm" svg:height="6.564cm">
          <chartooo:coordinate-region svg:x="2.243cm" svg:y="1.275cm" svg:width="11.994cm" svg:height="6.365cm"/>
          <chart:axis chart:dimension="x" chart:name="primary-x" chart:style-name="ch5">
            <chart:title svg:x="6.735cm" svg:y="8.019cm" chart:style-name="ch6">
              <text:p>Measurement</text:p>
            </chart:title>
          </chart:axis>
          <chart:axis chart:dimension="y" chart:name="primary-y" chart:style-name="ch7">
            <chart:title svg:x="0.451cm" svg:y="5.501cm" chart:style-name="ch8">
              <text:p>Micrometers</text:p>
            </chart:title>
            <chart:grid chart:style-name="ch9" chart:class="major"/>
          </chart:axis>
          <chart:series chart:style-name="ch10" chart:values-cell-range-address="raw_data.C18:raw_data.C29" chart:label-cell-address="raw_data.C17:raw_data.C17" chart:class="chart:bar">
            <chart:data-point chart:repeated="12"/>
          </chart:series>
          <chart:series chart:style-name="ch11" chart:values-cell-range-address="raw_data.D18:raw_data.D29" chart:label-cell-address="raw_data.D17:raw_data.D17" chart:class="chart:bar">
            <chart:data-point chart:repeated="12"/>
          </chart:series>
          <chart:series chart:style-name="ch12" chart:values-cell-range-address="raw_data.E18:raw_data.E29" chart:label-cell-address="raw_data.E17:raw_data.E17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5°</text:p>
                <draw:g>
                  <svg:desc>raw_data.C17:raw_data.C17</svg:desc>
                </draw:g>
              </table:table-cell>
              <table:table-cell office:value-type="string">
                <text:p>150°</text:p>
                <draw:g>
                  <svg:desc>raw_data.D17:raw_data.D17</svg:desc>
                </draw:g>
              </table:table-cell>
              <table:table-cell office:value-type="string">
                <text:p>225°</text:p>
                <draw:g>
                  <svg:desc>raw_data.E17:raw_data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raw_data.C18:raw_data.C29</svg:desc>
                </draw:g>
              </table:table-cell>
              <table:table-cell office:value-type="float" office:value="4">
                <text:p>4</text:p>
                <draw:g>
                  <svg:desc>raw_data.D18:raw_data.D29</svg:desc>
                </draw:g>
              </table:table-cell>
              <table:table-cell office:value-type="float" office:value="-12">
                <text:p>-12</text:p>
                <draw:g>
                  <svg:desc>raw_data.E18:raw_data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8">
                <text:p>-58</text:p>
              </table:table-cell>
              <table:table-cell office:value-type="float" office:value="-83">
                <text:p>-83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6">
                <text:p>-56</text:p>
              </table:table-cell>
              <table:table-cell office:value-type="float" office:value="-77">
                <text:p>-77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1">
                <text:p>-61</text:p>
              </table:table-cell>
              <table:table-cell office:value-type="float" office:value="-78">
                <text:p>-78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-5">
                <text:p>-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3">
                <text:p>-23</text:p>
              </table:table-cell>
              <table:table-cell office:value-type="float" office:value="-37">
                <text:p>-3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">
                <text:p>-20</text:p>
              </table:table-cell>
              <table:table-cell office:value-type="float" office:value="-38">
                <text:p>-3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2">
                <text:p>-22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40" chart:maximum="1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5cm" svg:y="0.316cm" chart:style-name="ch2">
          <text:p>MS400 - Both segments</text:p>
        </chart:title>
        <chart:legend chart:legend-position="end" svg:x="14.557cm" svg:y="3.703cm" style:legend-expansion="high" chart:style-name="ch3"/>
        <chart:plot-area chart:style-name="ch4" table:cell-range-address="raw_data.C30:raw_data.E42" chart:data-source-has-labels="row" svg:x="1.331cm" svg:y="1.275cm" svg:width="12.906cm" svg:height="6.564cm">
          <chartooo:coordinate-region svg:x="2.243cm" svg:y="1.275cm" svg:width="11.994cm" svg:height="6.365cm"/>
          <chart:axis chart:dimension="x" chart:name="primary-x" chart:style-name="ch5">
            <chart:title svg:x="6.735cm" svg:y="8.019cm" chart:style-name="ch6">
              <text:p>Measurement</text:p>
            </chart:title>
          </chart:axis>
          <chart:axis chart:dimension="y" chart:name="primary-y" chart:style-name="ch7">
            <chart:title svg:x="0.451cm" svg:y="5.501cm" chart:style-name="ch8">
              <text:p>Micrometers</text:p>
            </chart:title>
            <chart:grid chart:style-name="ch9" chart:class="major"/>
          </chart:axis>
          <chart:series chart:style-name="ch10" chart:values-cell-range-address="raw_data.C31:raw_data.C42" chart:label-cell-address="raw_data.C30:raw_data.C30" chart:class="chart:bar">
            <chart:data-point chart:repeated="12"/>
          </chart:series>
          <chart:series chart:style-name="ch11" chart:values-cell-range-address="raw_data.D31:raw_data.D42" chart:label-cell-address="raw_data.D30:raw_data.D30" chart:class="chart:bar">
            <chart:data-point chart:repeated="12"/>
          </chart:series>
          <chart:series chart:style-name="ch12" chart:values-cell-range-address="raw_data.E31:raw_data.E42" chart:label-cell-address="raw_data.E30:raw_data.E30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5°</text:p>
                <draw:g>
                  <svg:desc>raw_data.C30:raw_data.C30</svg:desc>
                </draw:g>
              </table:table-cell>
              <table:table-cell office:value-type="string">
                <text:p>150°</text:p>
                <draw:g>
                  <svg:desc>raw_data.D30:raw_data.D30</svg:desc>
                </draw:g>
              </table:table-cell>
              <table:table-cell office:value-type="string">
                <text:p>225°</text:p>
                <draw:g>
                  <svg:desc>raw_data.E30:raw_data.E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6">
                <text:p>-26</text:p>
                <draw:g>
                  <svg:desc>raw_data.C31:raw_data.C42</svg:desc>
                </draw:g>
              </table:table-cell>
              <table:table-cell office:value-type="float" office:value="-19">
                <text:p>-19</text:p>
                <draw:g>
                  <svg:desc>raw_data.D31:raw_data.D42</svg:desc>
                </draw:g>
              </table:table-cell>
              <table:table-cell office:value-type="float" office:value="-27">
                <text:p>-27</text:p>
                <draw:g>
                  <svg:desc>raw_data.E31:raw_data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8">
                <text:p>-18</text:p>
              </table:table-cell>
              <table:table-cell office:value-type="float" office:value="-16">
                <text:p>-16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2">
                <text:p>-92</text:p>
              </table:table-cell>
              <table:table-cell office:value-type="float" office:value="-116">
                <text:p>-116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9">
                <text:p>-89</text:p>
              </table:table-cell>
              <table:table-cell office:value-type="float" office:value="-110">
                <text:p>-11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5">
                <text:p>-85</text:p>
              </table:table-cell>
              <table:table-cell office:value-type="float" office:value="-116">
                <text:p>-116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">
                <text:p>-11</text:p>
              </table:table-cell>
              <table:table-cell office:value-type="float" office:value="-39">
                <text:p>-3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-31">
                <text:p>-3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-25">
                <text:p>-25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8">
                <text:p>-38</text:p>
              </table:table-cell>
              <table:table-cell office:value-type="float" office:value="-64">
                <text:p>-64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6">
                <text:p>-36</text:p>
              </table:table-cell>
              <table:table-cell office:value-type="float" office:value="-52">
                <text:p>-52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3">
                <text:p>-33</text:p>
              </table:table-cell>
              <table:table-cell office:value-type="float" office:value="-55">
                <text:p>-55</text:p>
              </table:table-cell>
              <table:table-cell office:value-type="float" office:value="-65">
                <text:p>-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40" chart:maximum="1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55cm" svg:y="0.316cm" chart:style-name="ch2">
          <text:p>MS800 - First segment</text:p>
        </chart:title>
        <chart:legend chart:legend-position="end" svg:x="14.557cm" svg:y="3.703cm" style:legend-expansion="high" chart:style-name="ch3"/>
        <chart:plot-area chart:style-name="ch4" table:cell-range-address="raw_data.H4:raw_data.J16" chart:data-source-has-labels="row" svg:x="1.331cm" svg:y="1.275cm" svg:width="12.906cm" svg:height="6.564cm">
          <chartooo:coordinate-region svg:x="2.243cm" svg:y="1.275cm" svg:width="11.994cm" svg:height="6.365cm"/>
          <chart:axis chart:dimension="x" chart:name="primary-x" chart:style-name="ch5">
            <chart:title svg:x="6.735cm" svg:y="8.019cm" chart:style-name="ch6">
              <text:p>Measurement</text:p>
            </chart:title>
          </chart:axis>
          <chart:axis chart:dimension="y" chart:name="primary-y" chart:style-name="ch7">
            <chart:title svg:x="0.451cm" svg:y="5.501cm" chart:style-name="ch8">
              <text:p>Micrometers</text:p>
            </chart:title>
            <chart:grid chart:style-name="ch9" chart:class="major"/>
          </chart:axis>
          <chart:series chart:style-name="ch10" chart:values-cell-range-address="raw_data.H5:raw_data.H16" chart:label-cell-address="raw_data.H4:raw_data.H4" chart:class="chart:bar">
            <chart:data-point chart:repeated="12"/>
          </chart:series>
          <chart:series chart:style-name="ch11" chart:values-cell-range-address="raw_data.I5:raw_data.I16" chart:label-cell-address="raw_data.I4:raw_data.I4" chart:class="chart:bar">
            <chart:data-point chart:repeated="12"/>
          </chart:series>
          <chart:series chart:style-name="ch12" chart:values-cell-range-address="raw_data.J5:raw_data.J16" chart:label-cell-address="raw_data.J4:raw_data.J4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5°</text:p>
                <draw:g>
                  <svg:desc>raw_data.H4:raw_data.H4</svg:desc>
                </draw:g>
              </table:table-cell>
              <table:table-cell office:value-type="string">
                <text:p>150°</text:p>
                <draw:g>
                  <svg:desc>raw_data.I4:raw_data.I4</svg:desc>
                </draw:g>
              </table:table-cell>
              <table:table-cell office:value-type="string">
                <text:p>225°</text:p>
                <draw:g>
                  <svg:desc>raw_data.J4:raw_data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raw_data.H5:raw_data.H16</svg:desc>
                </draw:g>
              </table:table-cell>
              <table:table-cell office:value-type="float" office:value="68">
                <text:p>68</text:p>
                <draw:g>
                  <svg:desc>raw_data.I5:raw_data.I16</svg:desc>
                </draw:g>
              </table:table-cell>
              <table:table-cell office:value-type="float" office:value="84">
                <text:p>84</text:p>
                <draw:g>
                  <svg:desc>raw_data.J5:raw_data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77">
                <text:p>7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">
                <text:p>54</text:p>
              </table:table-cell>
              <table:table-cell office:value-type="float" office:value="79">
                <text:p>7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77">
                <text:p>7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76">
                <text:p>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">
                <text:p>58</text:p>
              </table:table-cell>
              <table:table-cell office:value-type="float" office:value="78">
                <text:p>7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40" chart:maximum="1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64cm" svg:y="0.316cm" chart:style-name="ch2">
          <text:p>MS800 - Second segment</text:p>
        </chart:title>
        <chart:legend chart:legend-position="end" svg:x="14.557cm" svg:y="3.703cm" style:legend-expansion="high" chart:style-name="ch3"/>
        <chart:plot-area chart:style-name="ch4" table:cell-range-address="raw_data.H17:raw_data.J29" chart:data-source-has-labels="row" svg:x="1.331cm" svg:y="1.275cm" svg:width="12.906cm" svg:height="6.564cm">
          <chartooo:coordinate-region svg:x="2.243cm" svg:y="1.275cm" svg:width="11.994cm" svg:height="6.365cm"/>
          <chart:axis chart:dimension="x" chart:name="primary-x" chart:style-name="ch5">
            <chart:title svg:x="6.735cm" svg:y="8.019cm" chart:style-name="ch6">
              <text:p>Measurement</text:p>
            </chart:title>
          </chart:axis>
          <chart:axis chart:dimension="y" chart:name="primary-y" chart:style-name="ch7">
            <chart:title svg:x="0.451cm" svg:y="5.501cm" chart:style-name="ch8">
              <text:p>Micrometers</text:p>
            </chart:title>
            <chart:grid chart:style-name="ch9" chart:class="major"/>
          </chart:axis>
          <chart:series chart:style-name="ch10" chart:values-cell-range-address="raw_data.H18:raw_data.H29" chart:label-cell-address="raw_data.H17:raw_data.H17" chart:class="chart:bar">
            <chart:data-point chart:repeated="12"/>
          </chart:series>
          <chart:series chart:style-name="ch11" chart:values-cell-range-address="raw_data.I18:raw_data.I29" chart:label-cell-address="raw_data.I17:raw_data.I17" chart:class="chart:bar">
            <chart:data-point chart:repeated="12"/>
          </chart:series>
          <chart:series chart:style-name="ch12" chart:values-cell-range-address="raw_data.J18:raw_data.J29" chart:label-cell-address="raw_data.J17:raw_data.J17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5°</text:p>
                <draw:g>
                  <svg:desc>raw_data.H17:raw_data.H17</svg:desc>
                </draw:g>
              </table:table-cell>
              <table:table-cell office:value-type="string">
                <text:p>150°</text:p>
                <draw:g>
                  <svg:desc>raw_data.I17:raw_data.I17</svg:desc>
                </draw:g>
              </table:table-cell>
              <table:table-cell office:value-type="string">
                <text:p>225°</text:p>
                <draw:g>
                  <svg:desc>raw_data.J17:raw_data.J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raw_data.H18:raw_data.H29</svg:desc>
                </draw:g>
              </table:table-cell>
              <table:table-cell office:value-type="float" office:value="3">
                <text:p>3</text:p>
                <draw:g>
                  <svg:desc>raw_data.I18:raw_data.I29</svg:desc>
                </draw:g>
              </table:table-cell>
              <table:table-cell office:value-type="float" office:value="14">
                <text:p>14</text:p>
                <draw:g>
                  <svg:desc>raw_data.J18:raw_data.J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">
                <text:p>59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82">
                <text:p>82</text:p>
              </table:table-cell>
              <table:table-cell office:value-type="float" office:value="104">
                <text:p>1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40" chart:maximum="1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5cm" svg:y="0.316cm" chart:style-name="ch2">
          <text:p>MS800 - Both segments</text:p>
        </chart:title>
        <chart:legend chart:legend-position="end" svg:x="14.557cm" svg:y="3.703cm" style:legend-expansion="high" chart:style-name="ch3"/>
        <chart:plot-area chart:style-name="ch4" table:cell-range-address="raw_data.H30:raw_data.J42" chart:data-source-has-labels="row" svg:x="1.331cm" svg:y="1.275cm" svg:width="12.906cm" svg:height="6.564cm">
          <chartooo:coordinate-region svg:x="2.243cm" svg:y="1.275cm" svg:width="11.994cm" svg:height="6.365cm"/>
          <chart:axis chart:dimension="x" chart:name="primary-x" chart:style-name="ch5">
            <chart:title svg:x="6.735cm" svg:y="8.019cm" chart:style-name="ch6">
              <text:p>Measurement</text:p>
            </chart:title>
          </chart:axis>
          <chart:axis chart:dimension="y" chart:name="primary-y" chart:style-name="ch7">
            <chart:title svg:x="0.451cm" svg:y="5.501cm" chart:style-name="ch8">
              <text:p>Micrometers</text:p>
            </chart:title>
            <chart:grid chart:style-name="ch9" chart:class="major"/>
          </chart:axis>
          <chart:series chart:style-name="ch10" chart:values-cell-range-address="raw_data.H31:raw_data.H42" chart:label-cell-address="raw_data.H30:raw_data.H30" chart:class="chart:bar">
            <chart:data-point chart:repeated="12"/>
          </chart:series>
          <chart:series chart:style-name="ch11" chart:values-cell-range-address="raw_data.I31:raw_data.I42" chart:label-cell-address="raw_data.I30:raw_data.I30" chart:class="chart:bar">
            <chart:data-point chart:repeated="12"/>
          </chart:series>
          <chart:series chart:style-name="ch12" chart:values-cell-range-address="raw_data.J31:raw_data.J42" chart:label-cell-address="raw_data.J30:raw_data.J30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5°</text:p>
                <draw:g>
                  <svg:desc>raw_data.H30:raw_data.H30</svg:desc>
                </draw:g>
              </table:table-cell>
              <table:table-cell office:value-type="string">
                <text:p>150°</text:p>
                <draw:g>
                  <svg:desc>raw_data.I30:raw_data.I30</svg:desc>
                </draw:g>
              </table:table-cell>
              <table:table-cell office:value-type="string">
                <text:p>225°</text:p>
                <draw:g>
                  <svg:desc>raw_data.J30:raw_data.J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8">
                <text:p>-38</text:p>
                <draw:g>
                  <svg:desc>raw_data.H31:raw_data.H42</svg:desc>
                </draw:g>
              </table:table-cell>
              <table:table-cell office:value-type="float" office:value="-46">
                <text:p>-46</text:p>
                <draw:g>
                  <svg:desc>raw_data.I31:raw_data.I42</svg:desc>
                </draw:g>
              </table:table-cell>
              <table:table-cell office:value-type="float" office:value="-37">
                <text:p>-37</text:p>
                <draw:g>
                  <svg:desc>raw_data.J31:raw_data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2">
                <text:p>-32</text:p>
              </table:table-cell>
              <table:table-cell office:value-type="float" office:value="-35">
                <text:p>-3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0">
                <text:p>-30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40" chart:maximum="1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5cm" svg:y="0.316cm" chart:style-name="ch2">
          <text:p>MS1600 - First segment</text:p>
        </chart:title>
        <chart:legend chart:legend-position="end" svg:x="14.557cm" svg:y="3.703cm" style:legend-expansion="high" chart:style-name="ch3"/>
        <chart:plot-area chart:style-name="ch4" table:cell-range-address="raw_data.M4:raw_data.O16" chart:data-source-has-labels="row" svg:x="1.331cm" svg:y="1.275cm" svg:width="12.906cm" svg:height="6.564cm">
          <chartooo:coordinate-region svg:x="2.243cm" svg:y="1.275cm" svg:width="11.994cm" svg:height="6.365cm"/>
          <chart:axis chart:dimension="x" chart:name="primary-x" chart:style-name="ch5">
            <chart:title svg:x="6.735cm" svg:y="8.019cm" chart:style-name="ch6">
              <text:p>Measurement</text:p>
            </chart:title>
          </chart:axis>
          <chart:axis chart:dimension="y" chart:name="primary-y" chart:style-name="ch7">
            <chart:title svg:x="0.451cm" svg:y="5.501cm" chart:style-name="ch8">
              <text:p>Micrometers</text:p>
            </chart:title>
            <chart:grid chart:style-name="ch9" chart:class="major"/>
          </chart:axis>
          <chart:series chart:style-name="ch10" chart:values-cell-range-address="raw_data.M5:raw_data.M16" chart:label-cell-address="raw_data.M4:raw_data.M4" chart:class="chart:bar">
            <chart:data-point chart:repeated="12"/>
          </chart:series>
          <chart:series chart:style-name="ch11" chart:values-cell-range-address="raw_data.N5:raw_data.N16" chart:label-cell-address="raw_data.N4:raw_data.N4" chart:class="chart:bar">
            <chart:data-point chart:repeated="12"/>
          </chart:series>
          <chart:series chart:style-name="ch12" chart:values-cell-range-address="raw_data.O5:raw_data.O16" chart:label-cell-address="raw_data.O4:raw_data.O4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5°</text:p>
                <draw:g>
                  <svg:desc>raw_data.M4:raw_data.M4</svg:desc>
                </draw:g>
              </table:table-cell>
              <table:table-cell office:value-type="string">
                <text:p>150°</text:p>
                <draw:g>
                  <svg:desc>raw_data.N4:raw_data.N4</svg:desc>
                </draw:g>
              </table:table-cell>
              <table:table-cell office:value-type="string">
                <text:p>225°</text:p>
                <draw:g>
                  <svg:desc>raw_data.O4:raw_data.O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raw_data.M5:raw_data.M16</svg:desc>
                </draw:g>
              </table:table-cell>
              <table:table-cell office:value-type="float" office:value="33">
                <text:p>33</text:p>
                <draw:g>
                  <svg:desc>raw_data.N5:raw_data.N16</svg:desc>
                </draw:g>
              </table:table-cell>
              <table:table-cell office:value-type="float" office:value="50">
                <text:p>50</text:p>
                <draw:g>
                  <svg:desc>raw_data.O5:raw_data.O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40" chart:maximum="1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MS1600 - Second segment</text:p>
        </chart:title>
        <chart:legend chart:legend-position="end" svg:x="14.557cm" svg:y="3.703cm" style:legend-expansion="high" chart:style-name="ch3"/>
        <chart:plot-area chart:style-name="ch4" table:cell-range-address="raw_data.M17:raw_data.O29" chart:data-source-has-labels="row" svg:x="1.331cm" svg:y="1.275cm" svg:width="12.906cm" svg:height="6.564cm">
          <chartooo:coordinate-region svg:x="2.243cm" svg:y="1.275cm" svg:width="11.994cm" svg:height="6.365cm"/>
          <chart:axis chart:dimension="x" chart:name="primary-x" chart:style-name="ch5">
            <chart:title svg:x="6.735cm" svg:y="8.019cm" chart:style-name="ch6">
              <text:p>Measurement</text:p>
            </chart:title>
          </chart:axis>
          <chart:axis chart:dimension="y" chart:name="primary-y" chart:style-name="ch7">
            <chart:title svg:x="0.451cm" svg:y="5.501cm" chart:style-name="ch8">
              <text:p>Micrometers</text:p>
            </chart:title>
            <chart:grid chart:style-name="ch9" chart:class="major"/>
          </chart:axis>
          <chart:series chart:style-name="ch10" chart:values-cell-range-address="raw_data.M18:raw_data.M29" chart:label-cell-address="raw_data.M17:raw_data.M17" chart:class="chart:bar">
            <chart:data-point chart:repeated="12"/>
          </chart:series>
          <chart:series chart:style-name="ch11" chart:values-cell-range-address="raw_data.N18:raw_data.N29" chart:label-cell-address="raw_data.N17:raw_data.N17" chart:class="chart:bar">
            <chart:data-point chart:repeated="12"/>
          </chart:series>
          <chart:series chart:style-name="ch12" chart:values-cell-range-address="raw_data.O18:raw_data.O29" chart:label-cell-address="raw_data.O17:raw_data.O17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5°</text:p>
                <draw:g>
                  <svg:desc>raw_data.M17:raw_data.M17</svg:desc>
                </draw:g>
              </table:table-cell>
              <table:table-cell office:value-type="string">
                <text:p>150°</text:p>
                <draw:g>
                  <svg:desc>raw_data.N17:raw_data.N17</svg:desc>
                </draw:g>
              </table:table-cell>
              <table:table-cell office:value-type="string">
                <text:p>225°</text:p>
                <draw:g>
                  <svg:desc>raw_data.O17:raw_data.O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raw_data.M18:raw_data.M29</svg:desc>
                </draw:g>
              </table:table-cell>
              <table:table-cell office:value-type="float" office:value="11">
                <text:p>11</text:p>
                <draw:g>
                  <svg:desc>raw_data.N18:raw_data.N29</svg:desc>
                </draw:g>
              </table:table-cell>
              <table:table-cell office:value-type="float" office:value="17">
                <text:p>17</text:p>
                <draw:g>
                  <svg:desc>raw_data.O18:raw_data.O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54">
                <text:p>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